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502000002D2CBB4CA5EEB629F2B.png" manifest:media-type="image/png"/>
  <manifest:file-entry manifest:full-path="Pictures/10000000000004FE000002DD7C578A491BBD2145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505000002DDD8F1A148A3C93F0A.png" manifest:media-type="image/png"/>
  <manifest:file-entry manifest:full-path="Pictures/1000000100000500000002D00AF8532BD60B988C.png" manifest:media-type="image/png"/>
  <manifest:file-entry manifest:full-path="Pictures/1000000000000500000002DDCB2ADB3518995A91.png" manifest:media-type="image/png"/>
  <manifest:file-entry manifest:full-path="Pictures/1000000000000501000002D6DCBB3148B1C584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1" draw:layer="layout" svg:width="27.459cm" svg:height="15.749cm" svg:x="0.332cm" svg:y="0.041cm">
          <draw:image xlink:href="Pictures/10000000000004FE000002DD7C578A491BBD21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draw:style-name="gr1" draw:text-style-name="P1" draw:layer="layout" svg:width="27.503cm" svg:height="15.749cm" svg:x="0.31cm" svg:y="0.041cm">
          <draw:image xlink:href="Pictures/1000000000000500000002DDCB2ADB3518995A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draw:style-name="gr1" draw:text-style-name="P1" draw:layer="layout" svg:width="27.61cm" svg:height="15.749cm" svg:x="0.257cm" svg:y="0.041cm">
          <draw:image xlink:href="Pictures/1000000000000505000002DDD8F1A148A3C93F0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draw:style-name="gr1" draw:text-style-name="P1" draw:layer="layout" svg:width="27.965cm" svg:height="15.749cm" svg:x="0.079cm" svg:y="0.041cm">
          <draw:image xlink:href="Pictures/1000000000000502000002D2CBB4CA5EEB629F2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draw:style-name="gr1" draw:text-style-name="P1" draw:layer="layout" svg:width="27.789cm" svg:height="15.749cm" svg:x="0.167cm" svg:y="0.041cm">
          <draw:image xlink:href="Pictures/1000000000000501000002D6DCBB3148B1C584A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4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5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print_20_Plans" presentation:presentation-page-layout-name="AL1T0">
        <presentation:notes draw:style-name="dp1">
          <draw:page-thumbnail draw:style-name="gr2" draw:layer="layout" svg:width="19.798cm" svg:height="11.136cm" svg:x="0.6cm" svg:y="2.257cm" draw:page-number="6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0:25:50.510000000</meta:creation-date>
    <meta:editing-duration>PT2H1M54S</meta:editing-duration>
    <meta:editing-cycles>3</meta:editing-cycles>
    <meta:generator>LibreOffice/7.2.2.2$Windows_X86_64 LibreOffice_project/02b2acce88a210515b4a5bb2e46cbfb63fe97d56</meta:generator>
    <dc:title>Blueprint Plans</dc:title>
    <dc:date>2022-05-23T22:37:55.789000000</dc:date>
    <meta:document-statistic meta:object-count="197"/>
  </office:meta>
</office:document-meta>
</file>